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da185"/>
    </style:style>
    <style:style style:name="P2" style:family="paragraph" style:parent-style-name="Title">
      <style:text-properties style:font-name="Arial1" officeooo:rsid="000be901" officeooo:paragraph-rsid="000be901"/>
    </style:style>
    <style:style style:name="P3" style:family="paragraph" style:parent-style-name="Subtitle">
      <style:text-properties style:font-name="Arial1" officeooo:rsid="000be901" officeooo:paragraph-rsid="000be901"/>
    </style:style>
    <style:style style:name="P4" style:family="paragraph" style:parent-style-name="Heading_20_1">
      <style:text-properties style:font-name="Arial1" officeooo:rsid="000be901" officeooo:paragraph-rsid="000be901"/>
    </style:style>
    <style:style style:name="P5" style:family="paragraph" style:parent-style-name="Heading_20_1">
      <style:text-properties style:font-name="Arial1" officeooo:rsid="00150436" officeooo:paragraph-rsid="00150436"/>
    </style:style>
    <style:style style:name="P6" style:family="paragraph" style:parent-style-name="Heading_20_2">
      <style:text-properties style:font-name="Arial1" officeooo:rsid="000da185" officeooo:paragraph-rsid="000da185"/>
    </style:style>
    <style:style style:name="P7" style:family="paragraph" style:parent-style-name="Heading_20_2">
      <style:text-properties style:font-name="Arial1" officeooo:rsid="00113153" officeooo:paragraph-rsid="00150436"/>
    </style:style>
    <style:style style:name="P8" style:family="paragraph" style:parent-style-name="Heading_20_3">
      <style:text-properties style:font-name="Arial1" officeooo:rsid="000da185" officeooo:paragraph-rsid="000da185"/>
    </style:style>
    <style:style style:name="P9" style:family="paragraph" style:parent-style-name="Heading_20_3">
      <style:text-properties style:font-name="Arial1" officeooo:rsid="000f04e2" officeooo:paragraph-rsid="000f04e2"/>
    </style:style>
    <style:style style:name="P10" style:family="paragraph" style:parent-style-name="Text_20_body">
      <style:text-properties style:font-name="Arial1" officeooo:rsid="000be901" officeooo:paragraph-rsid="000be901"/>
    </style:style>
    <style:style style:name="P11" style:family="paragraph" style:parent-style-name="Text_20_body" style:list-style-name="L1">
      <style:text-properties style:font-name="Arial1" officeooo:rsid="000be901" officeooo:paragraph-rsid="000be901"/>
    </style:style>
    <style:style style:name="P12" style:family="paragraph" style:parent-style-name="Text_20_body" style:list-style-name="L2">
      <style:text-properties style:font-name="Arial1" officeooo:rsid="000be901" officeooo:paragraph-rsid="000be901"/>
    </style:style>
    <style:style style:name="P13" style:family="paragraph" style:parent-style-name="Text_20_body" style:list-style-name="L1">
      <style:text-properties style:font-name="Arial1" officeooo:rsid="0011ddb7" officeooo:paragraph-rsid="0011ddb7"/>
    </style:style>
    <style:style style:name="P14" style:family="paragraph" style:parent-style-name="Text_20_body">
      <style:text-properties style:font-name="Arial1" officeooo:rsid="0011ddb7" officeooo:paragraph-rsid="00150436"/>
    </style:style>
    <style:style style:name="P15" style:family="paragraph" style:parent-style-name="Text_20_body">
      <style:text-properties style:font-name="Arial1" officeooo:paragraph-rsid="000da185"/>
    </style:style>
    <style:style style:name="P16" style:family="paragraph" style:parent-style-name="Text_20_body">
      <style:text-properties style:font-name="Arial1" officeooo:rsid="000da185" officeooo:paragraph-rsid="000da185"/>
    </style:style>
    <style:style style:name="P17" style:family="paragraph" style:parent-style-name="Text_20_body">
      <style:text-properties style:font-name="Arial1" officeooo:rsid="001012f4" officeooo:paragraph-rsid="001012f4"/>
    </style:style>
    <style:style style:name="P18" style:family="paragraph" style:parent-style-name="Text_20_body">
      <style:text-properties style:font-name="Arial1" officeooo:rsid="00113153" officeooo:paragraph-rsid="00113153"/>
    </style:style>
    <style:style style:name="P19" style:family="paragraph" style:parent-style-name="Text_20_body" style:list-style-name="L3">
      <style:text-properties style:font-name="Arial1" officeooo:rsid="00113153" officeooo:paragraph-rsid="00113153"/>
    </style:style>
    <style:style style:name="P20" style:family="paragraph" style:parent-style-name="Text_20_body">
      <style:text-properties style:font-name="Arial1" officeooo:rsid="00113153" officeooo:paragraph-rsid="00150436"/>
    </style:style>
    <style:style style:name="P21" style:family="paragraph" style:parent-style-name="Text_20_body">
      <style:text-properties style:font-name="Arial1" officeooo:rsid="00150436" officeooo:paragraph-rsid="00150436"/>
    </style:style>
    <style:style style:name="P22" style:family="paragraph" style:parent-style-name="Text_20_body">
      <style:text-properties style:font-name="Arial1" fo:font-size="6pt" officeooo:rsid="0011ddb7" officeooo:paragraph-rsid="00150436" style:font-size-asian="5.25pt" style:font-size-complex="6pt"/>
    </style:style>
    <style:style style:name="P23" style:family="paragraph" style:parent-style-name="Text_20_body">
      <style:text-properties style:font-name="Arial1" fo:font-size="6pt" officeooo:rsid="0011ddb7" officeooo:paragraph-rsid="0011ddb7" style:font-size-asian="5.25pt" style:font-size-complex="6pt"/>
    </style:style>
    <style:style style:name="P24" style:family="paragraph" style:parent-style-name="Text_20_body">
      <style:text-properties style:font-name="Arial1" fo:font-size="2pt" officeooo:rsid="000da185" officeooo:paragraph-rsid="000da185" style:font-size-asian="1.75pt" style:font-size-complex="2pt"/>
    </style:style>
    <style:style style:name="P25" style:family="paragraph" style:parent-style-name="Text_20_body">
      <style:text-properties style:font-name="Arial1" fo:font-size="4pt" officeooo:rsid="00113153" officeooo:paragraph-rsid="00113153" style:font-size-asian="3.5pt" style:font-size-complex="4pt"/>
    </style:style>
    <style:style style:name="P26" style:family="paragraph" style:parent-style-name="Text_20_body">
      <style:text-properties style:font-name="Arial1" fo:font-size="4pt" officeooo:rsid="000be901" officeooo:paragraph-rsid="000be901" style:font-size-asian="3.5pt" style:font-size-complex="4pt"/>
    </style:style>
    <style:style style:name="T1" style:family="text">
      <style:text-properties style:font-name="Arial1" officeooo:rsid="000da185"/>
    </style:style>
    <style:style style:name="T2" style:family="text">
      <style:text-properties officeooo:rsid="00113153"/>
    </style:style>
    <style:style style:name="T3" style:family="text">
      <style:text-properties officeooo:rsid="0013283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d7d7" loext:char-shading-value="0"/>
    </style:style>
    <style:style style:name="T6" style:family="text">
      <style:text-properties officeooo:rsid="000da185"/>
    </style:style>
    <style:style style:name="T7" style:family="text">
      <style:text-properties style:font-name="Arial1" officeooo:rsid="000da185"/>
    </style:style>
    <style:style style:name="T8" style:family="text">
      <style:text-properties officeooo:rsid="0016d3f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ésentation du projet 3</text:p>
      <text:p text:style-name="P3">Thomas BAUDIN CDNT21</text:p>
      <text:p text:style-name="P10"/>
      <text:h text:style-name="P4" text:outline-level="1">1) Technologies</text:h>
      <text:list xml:id="list2146442579" text:style-name="L1">
        <text:list-item>
          <text:p text:style-name="P11">Django : Framework en langage python. Peut-être utilisé pour réaliser</text:p>
          <text:list>
            <text:list-item>
              <text:p text:style-name="P11">L’API</text:p>
            </text:list-item>
            <text:list-item>
              <text:p text:style-name="P11">Le back-office</text:p>
            </text:list-item>
            <text:list-item>
              <text:p text:style-name="P11">Le front-end</text:p>
            </text:list-item>
          </text:list>
        </text:list-item>
        <text:list-item>
          <text:p text:style-name="P11">Bootstrap : Framework CSS. Utilisé pour</text:p>
          <text:list>
            <text:list-item>
              <text:p text:style-name="P11">Le front-end</text:p>
            </text:list-item>
          </text:list>
        </text:list-item>
        <text:list-item>
          <text:p text:style-name="P11">React-Native : Framework Javascript utilisé pour</text:p>
          <text:list>
            <text:list-item>
              <text:p text:style-name="P11">L’application mobile</text:p>
            </text:list-item>
          </text:list>
        </text:list-item>
        <text:list-item>
          <text:p text:style-name="P13">MySQL et MySQL Workbench</text:p>
          <text:list>
            <text:list-item>
              <text:p text:style-name="P13">La base de donnée</text:p>
            </text:list-item>
          </text:list>
        </text:list-item>
      </text:list>
      <text:p text:style-name="P23"/>
      <text:h text:style-name="P4" text:outline-level="1">2) Concept</text:h>
      <text:h text:style-name="P6" text:outline-level="2">A) Basique</text:h>
      <text:p text:style-name="P10">Ce site aura pour but de permettre le partage de code informatique. Les utilisateurs pourront :</text:p>
      <text:list xml:id="list2709160226" text:style-name="L2">
        <text:list-item>
          <text:p text:style-name="P12">Uploader du code</text:p>
        </text:list-item>
        <text:list-item>
          <text:p text:style-name="P12">Lire (et donc télécharger) le code des autres utilisateurs</text:p>
        </text:list-item>
        <text:list-item>
          <text:p text:style-name="P12">Commenter, noter le code des autres utilisateurs</text:p>
        </text:list-item>
      </text:list>
      <text:p text:style-name="P26"/>
      <text:h text:style-name="P6" text:outline-level="2">B) Pour aller plus loin</text:h>
      <text:h text:style-name="P8" text:outline-level="3">I) Résumé</text:h>
      <text:p text:style-name="P1"><text:span text:style-name="T1">Le site devrait implémenter un système de « Combat de bot » à la manière de Codingame (</text:span><text:a xlink:type="simple" xlink:href="https://www.codingame.com/multiplayer/bot-programming/tron-battle" text:style-name="Internet_20_link" text:visited-style-name="Visited_20_Internet_20_Link"><text:span text:style-name="T1">https://www.codingame.com/multiplayer/bot-programming/tron-battle</text:span></text:a><text:span text:style-name="T1">).</text:span></text:p>
      <text:p text:style-name="P15"/>
      <text:p text:style-name="P16"><text:soft-page-break/>Les utilisateurs posterait du code (un Bot) qui réagirait à des inputs (via l’entrée standard), et enverrait des outputs (via la sortie standard). L’api piocherait des Bots aléatoirement à intervalle régulier, et les ferait s’affronter, ajustant leurs score en fonction de leurs performances.</text:p>
      <text:p text:style-name="P16">Tout cela se ferait idéalement en Python.</text:p>
      <text:p text:style-name="P24"/>
      <text:h text:style-name="P8" text:outline-level="3">II) Sécurité</text:h>
      <text:p text:style-name="P16">Faire s’exécuter du code fournit par une personne tierce représente un risque de sécurité non négligeable (<text:span text:style-name="T5">rm -r ~</text:span>…) Il faudra donc faire se lancer le code dans un conteneur isolé (comme <text:span text:style-name="T4">Docker</text:span>).</text:p>
      <text:p text:style-name="P24"/>
      <text:h text:style-name="P9" text:outline-level="3">III) Fonctionnement</text:h>
      <text:p text:style-name="P17">On peut utiliser la méthode <text:span text:style-name="T4">Popen</text:span> du module <text:span text:style-name="T4">subprocess</text:span> pour lancer un programme Python depuis un <text:span text:style-name="T3">autre </text:span>programme Python.</text:p>
      <text:p text:style-name="P17">On peut ensuite lancer des threads (<text:span text:style-name="T4">threading.Thread</text:span><text:span text:style-name="T2">) qui lanceront des méthodes qui prendront en argument la sortie standards des <text:s/>programmes pour pouvoir lire leurs réponses de manière asynchrone.</text:span></text:p>
      <text:p text:style-name="P18">On peut également envoyer des informations aux programmes via leurs entrée standard en faisant <text:span text:style-name="T4">process.stdin.write</text:span>, où process est le nom du programme.</text:p>
      <text:p text:style-name="P18">On n’a plus qu’a lancer une boucle while où on exécute les actions suivantes :</text:p>
      <text:list xml:id="list3937828335" text:style-name="L3">
        <text:list-item>
          <text:p text:style-name="P19">Envoyer les informations courantes aux programmes</text:p>
        </text:list-item>
        <text:list-item>
          <text:p text:style-name="P19">Lire leurs réponses</text:p>
        </text:list-item>
        <text:list-item>
          <text:p text:style-name="P19">Calculer le nouvel état du ‘jeu’ en fonction de leurs réponses. Si un programme met trop de temps à répondre, il perd automatiquement.</text:p>
        </text:list-item>
        <text:list-item>
          <text:p text:style-name="P19">Dès qu’on programme gagne, on termine le programme principale, et on ajuste le score des morceaux de codes.</text:p>
        </text:list-item>
      </text:list>
      <text:p text:style-name="P25"/>
      <text:h text:style-name="P7" text:outline-level="2">C) Pour aller encore plus loin</text:h>
      <text:p text:style-name="P20">Il serait judicieux d’implémenter une interface graphique en front pour que les utilisateurs puissent voir le dernier match de leurs bot. Cela rendrait le tout ludique, et également plus fair-play.</text:p>
      <text:p text:style-name="P14">Le plus logique pour implémenter ça serait de charger toute les données du match en front, puis d’utiliser une bibliothèque graphique pour afficher le déroulement.</text:p>
      <text:p text:style-name="P22"/>
      <text:h text:style-name="P5" text:outline-level="1">3) Partie mobile</text:h>
      <text:p text:style-name="P21">La partie mobile fera la même chose, minus l’envoi de code <text:span text:style-name="T8">(et peut-être l’interface graphique le cas échéant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47:58.045000000</meta:creation-date>
    <dc:date>2023-09-26T13:21:36.501000000</dc:date>
    <meta:editing-duration>PT1H18M54S</meta:editing-duration>
    <meta:editing-cycles>8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40" meta:word-count="432" meta:character-count="2695" meta:non-whitespace-character-count="2319"/>
  </office:meta>
</office:document-meta>
</file>